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4.13mm" fo:margin-left="0.53mm" fo:break-before="page" table:align="left"/>
    </style:style>
    <style:style style:name="Table1.A" style:family="table-column">
      <style:table-column-properties style:column-width="60.73mm"/>
    </style:style>
    <style:style style:name="Table1.B" style:family="table-column">
      <style:table-column-properties style:column-width="25.26mm"/>
    </style:style>
    <style:style style:name="Table1.C" style:family="table-column">
      <style:table-column-properties style:column-width="98.14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066e" officeooo:paragraph-rsid="000d066e"/>
    </style:style>
    <style:style style:name="P2" style:family="paragraph" style:parent-style-name="Table_20_Contents">
      <style:paragraph-properties fo:text-align="center" style:justify-single-word="false"/>
      <style:text-properties officeooo:rsid="000d066e" officeooo:paragraph-rsid="000d066e"/>
    </style:style>
    <style:style style:name="P3" style:family="paragraph" style:parent-style-name="Table_20_Contents">
      <style:text-properties officeooo:rsid="000d066e" officeooo:paragraph-rsid="000d6928"/>
    </style:style>
    <style:style style:name="P4" style:family="paragraph" style:parent-style-name="Table_20_Contents">
      <style:text-properties officeooo:rsid="000d066e" officeooo:paragraph-rsid="000ea582"/>
    </style:style>
    <style:style style:name="P5" style:family="paragraph" style:parent-style-name="Table_20_Contents">
      <style:text-properties officeooo:rsid="000d066e" officeooo:paragraph-rsid="000f5d00"/>
    </style:style>
    <style:style style:name="P6" style:family="paragraph" style:parent-style-name="Table_20_Contents">
      <style:text-properties officeooo:rsid="000d066e" officeooo:paragraph-rsid="0010bf29"/>
    </style:style>
    <style:style style:name="P7" style:family="paragraph" style:parent-style-name="Table_20_Contents">
      <style:text-properties officeooo:rsid="000d066e" officeooo:paragraph-rsid="001678cb"/>
    </style:style>
    <style:style style:name="P8" style:family="paragraph" style:parent-style-name="Table_20_Contents">
      <style:text-properties officeooo:rsid="000d066e" officeooo:paragraph-rsid="00172481"/>
    </style:style>
    <style:style style:name="P9" style:family="paragraph" style:parent-style-name="Table_20_Contents">
      <style:text-properties officeooo:rsid="000d066e" officeooo:paragraph-rsid="00184a88"/>
    </style:style>
    <style:style style:name="P10" style:family="paragraph" style:parent-style-name="Table_20_Contents">
      <style:text-properties officeooo:rsid="000d066e" officeooo:paragraph-rsid="002044ce"/>
    </style:style>
    <style:style style:name="P11" style:family="paragraph" style:parent-style-name="Table_20_Contents">
      <style:text-properties officeooo:rsid="000d6928" officeooo:paragraph-rsid="000d6928"/>
    </style:style>
    <style:style style:name="P12" style:family="paragraph" style:parent-style-name="Table_20_Contents">
      <style:text-properties officeooo:rsid="000d6928" officeooo:paragraph-rsid="000ea582"/>
    </style:style>
    <style:style style:name="P13" style:family="paragraph" style:parent-style-name="Table_20_Contents">
      <style:text-properties officeooo:rsid="000ea582" officeooo:paragraph-rsid="000ea582"/>
    </style:style>
    <style:style style:name="P14" style:family="paragraph" style:parent-style-name="Table_20_Contents">
      <style:text-properties officeooo:rsid="000ea582" officeooo:paragraph-rsid="000f5d00"/>
    </style:style>
    <style:style style:name="P15" style:family="paragraph" style:parent-style-name="Table_20_Contents">
      <style:text-properties officeooo:rsid="000ea582" officeooo:paragraph-rsid="0010bf29"/>
    </style:style>
    <style:style style:name="P16" style:family="paragraph" style:parent-style-name="Table_20_Contents">
      <style:text-properties officeooo:rsid="000f5d00" officeooo:paragraph-rsid="000f5d00"/>
    </style:style>
    <style:style style:name="P17" style:family="paragraph" style:parent-style-name="Table_20_Contents">
      <style:text-properties officeooo:rsid="000f5d00" officeooo:paragraph-rsid="00172481"/>
    </style:style>
    <style:style style:name="P18" style:family="paragraph" style:parent-style-name="Table_20_Contents">
      <style:text-properties officeooo:rsid="0010bf29" officeooo:paragraph-rsid="0010bf29"/>
    </style:style>
    <style:style style:name="P19" style:family="paragraph" style:parent-style-name="Table_20_Contents">
      <style:text-properties officeooo:rsid="0010bf29" officeooo:paragraph-rsid="00172481"/>
    </style:style>
    <style:style style:name="P20" style:family="paragraph" style:parent-style-name="Table_20_Contents">
      <style:text-properties officeooo:rsid="0013dff3" officeooo:paragraph-rsid="0013dff3"/>
    </style:style>
    <style:style style:name="P21" style:family="paragraph" style:parent-style-name="Table_20_Contents">
      <style:text-properties officeooo:rsid="0013dff3" officeooo:paragraph-rsid="00184a88"/>
    </style:style>
    <style:style style:name="P22" style:family="paragraph" style:parent-style-name="Table_20_Contents">
      <style:text-properties officeooo:rsid="0013dff3" officeooo:paragraph-rsid="001ecd85"/>
    </style:style>
    <style:style style:name="P23" style:family="paragraph" style:parent-style-name="Table_20_Contents">
      <style:text-properties fo:color="#ce181e" officeooo:rsid="000d066e" officeooo:paragraph-rsid="000d066e"/>
    </style:style>
    <style:style style:name="P24" style:family="paragraph" style:parent-style-name="Table_20_Contents">
      <style:text-properties fo:color="#ce181e" officeooo:rsid="000d066e" officeooo:paragraph-rsid="001678cb"/>
    </style:style>
    <style:style style:name="P25" style:family="paragraph" style:parent-style-name="Table_20_Contents">
      <style:text-properties fo:color="#ce181e" officeooo:rsid="000d066e" officeooo:paragraph-rsid="00172481"/>
    </style:style>
    <style:style style:name="P26" style:family="paragraph" style:parent-style-name="Table_20_Contents">
      <style:text-properties fo:color="#ce181e" officeooo:rsid="000d066e" officeooo:paragraph-rsid="000ea582"/>
    </style:style>
    <style:style style:name="P27" style:family="paragraph" style:parent-style-name="Table_20_Contents">
      <style:text-properties fo:color="#ce181e" officeooo:rsid="000d066e" officeooo:paragraph-rsid="000f5d00"/>
    </style:style>
    <style:style style:name="P28" style:family="paragraph" style:parent-style-name="Table_20_Contents">
      <style:text-properties fo:color="#ce181e" officeooo:rsid="000d066e" officeooo:paragraph-rsid="0010bf29"/>
    </style:style>
    <style:style style:name="P29" style:family="paragraph" style:parent-style-name="Table_20_Contents">
      <style:text-properties fo:color="#ce181e" officeooo:rsid="000d066e" officeooo:paragraph-rsid="000d6928"/>
    </style:style>
    <style:style style:name="P30" style:family="paragraph" style:parent-style-name="Table_20_Contents">
      <style:text-properties fo:color="#ce181e" officeooo:rsid="000d066e" officeooo:paragraph-rsid="002044ce"/>
    </style:style>
    <style:style style:name="P31" style:family="paragraph" style:parent-style-name="Table_20_Contents">
      <style:text-properties fo:color="#ce181e" officeooo:rsid="000ea582" officeooo:paragraph-rsid="000ea582"/>
    </style:style>
    <style:style style:name="P32" style:family="paragraph" style:parent-style-name="Table_20_Contents">
      <style:text-properties fo:color="#ce181e" officeooo:rsid="000ea582" officeooo:paragraph-rsid="0010bf29"/>
    </style:style>
    <style:style style:name="P33" style:family="paragraph" style:parent-style-name="Table_20_Contents">
      <style:text-properties fo:color="#ce181e" officeooo:rsid="000ea582" officeooo:paragraph-rsid="000f5d00"/>
    </style:style>
    <style:style style:name="P34" style:family="paragraph" style:parent-style-name="Table_20_Contents">
      <style:text-properties fo:color="#ce181e" officeooo:rsid="000d6928" officeooo:paragraph-rsid="000d6928"/>
    </style:style>
    <style:style style:name="P35" style:family="paragraph" style:parent-style-name="Table_20_Contents">
      <style:text-properties fo:color="#ce181e" officeooo:rsid="000d6928" officeooo:paragraph-rsid="00184a88"/>
    </style:style>
    <style:style style:name="P36" style:family="paragraph" style:parent-style-name="Table_20_Contents">
      <style:text-properties fo:color="#ce181e" officeooo:rsid="0013dff3" officeooo:paragraph-rsid="0013dff3"/>
    </style:style>
    <style:style style:name="P37" style:family="paragraph" style:parent-style-name="Table_20_Contents">
      <style:text-properties fo:color="#ce181e" officeooo:rsid="0013dff3" officeooo:paragraph-rsid="00184a88"/>
    </style:style>
    <style:style style:name="P38" style:family="paragraph" style:parent-style-name="Table_20_Contents">
      <style:text-properties fo:color="#ce181e" officeooo:rsid="0013dff3" officeooo:paragraph-rsid="001ecd85"/>
    </style:style>
    <style:style style:name="P39" style:family="paragraph" style:parent-style-name="Table_20_Contents">
      <style:text-properties fo:color="#ce181e" officeooo:rsid="0010bf29" officeooo:paragraph-rsid="001678cb"/>
    </style:style>
    <style:style style:name="P40" style:family="paragraph" style:parent-style-name="Table_20_Contents">
      <style:text-properties fo:color="#ce181e" officeooo:rsid="0010bf29" officeooo:paragraph-rsid="00172481"/>
    </style:style>
    <style:style style:name="P41" style:family="paragraph" style:parent-style-name="Table_20_Contents">
      <style:text-properties fo:color="#ce181e" officeooo:rsid="001678cb" officeooo:paragraph-rsid="001678cb"/>
    </style:style>
    <style:style style:name="P42" style:family="paragraph" style:parent-style-name="Table_20_Contents">
      <style:text-properties officeooo:rsid="001678cb" officeooo:paragraph-rsid="001678cb"/>
    </style:style>
    <style:style style:name="P43" style:family="paragraph" style:parent-style-name="Table_20_Contents">
      <style:text-properties officeooo:rsid="001678cb" officeooo:paragraph-rsid="00172481"/>
    </style:style>
    <style:style style:name="P44" style:family="paragraph" style:parent-style-name="Table_20_Contents">
      <style:text-properties officeooo:rsid="00122ab4" officeooo:paragraph-rsid="001678cb"/>
    </style:style>
    <style:style style:name="P45" style:family="paragraph" style:parent-style-name="Table_20_Contents">
      <style:text-properties officeooo:rsid="00122ab4" officeooo:paragraph-rsid="00122ab4"/>
    </style:style>
    <style:style style:name="P46" style:family="paragraph" style:parent-style-name="Table_20_Contents">
      <style:text-properties officeooo:rsid="00172481" officeooo:paragraph-rsid="00172481"/>
    </style:style>
    <style:style style:name="P47" style:family="paragraph" style:parent-style-name="Table_20_Contents">
      <style:text-properties officeooo:rsid="00184a88" officeooo:paragraph-rsid="00184a88"/>
    </style:style>
    <style:style style:name="P48" style:family="paragraph" style:parent-style-name="Table_20_Contents">
      <style:text-properties fo:color="#0066b3" officeooo:rsid="000d066e" officeooo:paragraph-rsid="000ea582"/>
    </style:style>
    <style:style style:name="P49" style:family="paragraph" style:parent-style-name="Table_20_Contents">
      <style:text-properties fo:color="#0066b3" officeooo:rsid="000d066e" officeooo:paragraph-rsid="000f5d00"/>
    </style:style>
    <style:style style:name="P50" style:family="paragraph" style:parent-style-name="Table_20_Contents">
      <style:text-properties fo:color="#0066b3" officeooo:rsid="000ea582" officeooo:paragraph-rsid="000ea582"/>
    </style:style>
    <style:style style:name="P51" style:family="paragraph" style:parent-style-name="Table_20_Contents">
      <style:text-properties fo:color="#0066b3" officeooo:rsid="001c61f5" officeooo:paragraph-rsid="001c61f5"/>
    </style:style>
    <style:style style:name="P52" style:family="paragraph" style:parent-style-name="Table_20_Contents">
      <style:text-properties fo:color="#0066b3" officeooo:rsid="000f5d00" officeooo:paragraph-rsid="000f5d00"/>
    </style:style>
    <style:style style:name="P53" style:family="paragraph" style:parent-style-name="Table_20_Contents">
      <style:text-properties officeooo:rsid="001c61f5" officeooo:paragraph-rsid="001c61f5"/>
    </style:style>
    <style:style style:name="P54" style:family="paragraph" style:parent-style-name="Table_20_Contents">
      <style:text-properties officeooo:rsid="001ecd85" officeooo:paragraph-rsid="001ecd85"/>
    </style:style>
    <style:style style:name="P55" style:family="paragraph" style:parent-style-name="Standard">
      <style:text-properties fo:color="#ce181e" officeooo:rsid="000d066e" officeooo:paragraph-rsid="000f5d00"/>
    </style:style>
    <style:style style:name="P56" style:family="paragraph" style:parent-style-name="Standard">
      <style:text-properties fo:color="#0066b3" officeooo:rsid="000d066e" officeooo:paragraph-rsid="000f5d00"/>
    </style:style>
    <style:style style:name="P57" style:family="paragraph" style:parent-style-name="Standard">
      <style:text-properties fo:color="#0066b3" officeooo:rsid="000f5d00" officeooo:paragraph-rsid="000f5d00"/>
    </style:style>
    <style:style style:name="P58" style:family="paragraph" style:parent-style-name="Standard">
      <style:text-properties fo:color="#ce181e" officeooo:rsid="000d066e" officeooo:paragraph-rsid="0029f79e"/>
    </style:style>
    <style:style style:name="P59" style:family="paragraph" style:parent-style-name="Standard">
      <style:text-properties officeooo:rsid="000d066e" officeooo:paragraph-rsid="002b4059"/>
    </style:style>
    <style:style style:name="P60" style:family="paragraph" style:parent-style-name="Table_20_Contents">
      <style:text-properties officeooo:rsid="00122ab4" officeooo:paragraph-rsid="001678cb"/>
    </style:style>
    <style:style style:name="P61" style:family="paragraph" style:parent-style-name="Table_20_Contents">
      <style:text-properties officeooo:rsid="00226bb2" officeooo:paragraph-rsid="00226bb2"/>
    </style:style>
    <style:style style:name="P62" style:family="paragraph" style:parent-style-name="Table_20_Contents">
      <style:text-properties officeooo:rsid="001678cb" officeooo:paragraph-rsid="001678cb"/>
    </style:style>
    <style:style style:name="P63" style:family="paragraph" style:parent-style-name="Table_20_Contents">
      <style:text-properties officeooo:rsid="000d066e" officeooo:paragraph-rsid="000d066e"/>
    </style:style>
    <style:style style:name="P64" style:family="paragraph" style:parent-style-name="Table_20_Contents">
      <style:text-properties officeooo:rsid="000d066e" officeooo:paragraph-rsid="002366e9"/>
    </style:style>
    <style:style style:name="P65" style:family="paragraph" style:parent-style-name="Table_20_Contents">
      <style:text-properties officeooo:rsid="000d066e" officeooo:paragraph-rsid="002044ce"/>
    </style:style>
    <style:style style:name="P66" style:family="paragraph" style:parent-style-name="Table_20_Contents">
      <style:text-properties officeooo:rsid="000d066e" officeooo:paragraph-rsid="00172481"/>
    </style:style>
    <style:style style:name="P67" style:family="paragraph" style:parent-style-name="Table_20_Contents">
      <style:text-properties officeooo:rsid="000d066e" officeooo:paragraph-rsid="000d6928"/>
    </style:style>
    <style:style style:name="P68" style:family="paragraph" style:parent-style-name="Table_20_Contents">
      <style:text-properties officeooo:rsid="000d066e" officeooo:paragraph-rsid="00273d3f"/>
    </style:style>
    <style:style style:name="P69" style:family="paragraph" style:parent-style-name="Table_20_Contents">
      <style:text-properties officeooo:rsid="000d066e" officeooo:paragraph-rsid="0027493b"/>
    </style:style>
    <style:style style:name="P70" style:family="paragraph" style:parent-style-name="Table_20_Contents">
      <style:text-properties officeooo:rsid="000d066e" officeooo:paragraph-rsid="0028aec0"/>
    </style:style>
    <style:style style:name="P71" style:family="paragraph" style:parent-style-name="Table_20_Contents">
      <style:text-properties officeooo:rsid="000d066e" officeooo:paragraph-rsid="002b4059"/>
    </style:style>
    <style:style style:name="P72" style:family="paragraph" style:parent-style-name="Table_20_Contents">
      <style:text-properties officeooo:rsid="00197fbe" officeooo:paragraph-rsid="00197fbe"/>
    </style:style>
    <style:style style:name="P73" style:family="paragraph" style:parent-style-name="Table_20_Contents">
      <style:text-properties fo:color="#ce181e" officeooo:rsid="000d066e" officeooo:paragraph-rsid="000d066e"/>
    </style:style>
    <style:style style:name="P74" style:family="paragraph" style:parent-style-name="Table_20_Contents">
      <style:text-properties fo:color="#ce181e" officeooo:rsid="000d066e" officeooo:paragraph-rsid="00273d3f"/>
    </style:style>
    <style:style style:name="P75" style:family="paragraph" style:parent-style-name="Table_20_Contents">
      <style:text-properties fo:color="#ce181e" officeooo:rsid="000d066e" officeooo:paragraph-rsid="0028aec0"/>
    </style:style>
    <style:style style:name="P76" style:family="paragraph" style:parent-style-name="Table_20_Contents">
      <style:text-properties fo:color="#ce181e" officeooo:rsid="000d066e" officeooo:paragraph-rsid="000d6928"/>
    </style:style>
    <style:style style:name="P77" style:family="paragraph" style:parent-style-name="Table_20_Contents">
      <style:text-properties fo:color="#ce181e" officeooo:rsid="000d066e" officeooo:paragraph-rsid="002b4059"/>
    </style:style>
    <style:style style:name="P78" style:family="paragraph" style:parent-style-name="Table_20_Contents">
      <style:text-properties fo:color="#ce181e" officeooo:rsid="000d6928" officeooo:paragraph-rsid="000d6928"/>
    </style:style>
    <style:style style:name="P79" style:family="paragraph" style:parent-style-name="Table_20_Contents">
      <style:text-properties fo:color="#ce181e" officeooo:rsid="0028aec0" officeooo:paragraph-rsid="0028aec0"/>
    </style:style>
    <style:style style:name="P80" style:family="paragraph" style:parent-style-name="Table_20_Contents">
      <style:text-properties officeooo:rsid="00172481" officeooo:paragraph-rsid="00172481"/>
    </style:style>
    <style:style style:name="P81" style:family="paragraph" style:parent-style-name="Table_20_Contents">
      <style:text-properties officeooo:rsid="000f5d00" officeooo:paragraph-rsid="000f5d00"/>
    </style:style>
    <style:style style:name="P82" style:family="paragraph" style:parent-style-name="Table_20_Contents">
      <style:text-properties officeooo:rsid="000d6928" officeooo:paragraph-rsid="000d6928"/>
    </style:style>
    <style:style style:name="P83" style:family="paragraph" style:parent-style-name="Table_20_Contents">
      <style:text-properties officeooo:rsid="000d6928" officeooo:paragraph-rsid="00273d3f"/>
    </style:style>
    <style:style style:name="P84" style:family="paragraph" style:parent-style-name="Table_20_Contents">
      <style:text-properties officeooo:rsid="000d6928" officeooo:paragraph-rsid="0027493b"/>
    </style:style>
    <style:style style:name="P85" style:family="paragraph" style:parent-style-name="Table_20_Contents">
      <style:text-properties officeooo:rsid="00273d3f" officeooo:paragraph-rsid="00273d3f"/>
    </style:style>
    <style:style style:name="P86" style:family="paragraph" style:parent-style-name="Table_20_Contents">
      <style:text-properties officeooo:rsid="0027493b" officeooo:paragraph-rsid="0027493b"/>
    </style:style>
    <style:style style:name="P87" style:family="paragraph" style:parent-style-name="Table_20_Contents">
      <style:text-properties officeooo:rsid="00184a88" officeooo:paragraph-rsid="0027cd15"/>
    </style:style>
    <style:style style:name="P88" style:family="paragraph" style:parent-style-name="Table_20_Contents">
      <style:text-properties officeooo:rsid="0028aec0" officeooo:paragraph-rsid="0028aec0"/>
    </style:style>
    <style:style style:name="P89" style:family="paragraph" style:parent-style-name="Table_20_Contents">
      <style:text-properties fo:color="#0066b3" officeooo:rsid="000d066e" officeooo:paragraph-rsid="0029f79e"/>
    </style:style>
    <style:style style:name="P90" style:family="paragraph" style:parent-style-name="Table_20_Contents">
      <style:text-properties fo:color="#0066b3" officeooo:rsid="0029f79e" officeooo:paragraph-rsid="0029f79e"/>
    </style:style>
    <style:style style:name="T1" style:family="text">
      <style:text-properties officeooo:rsid="000d066e"/>
    </style:style>
    <style:style style:name="T2" style:family="text">
      <style:text-properties officeooo:rsid="000d6928"/>
    </style:style>
    <style:style style:name="T3" style:family="text">
      <style:text-properties officeooo:rsid="000ea582"/>
    </style:style>
    <style:style style:name="T4" style:family="text">
      <style:text-properties officeooo:rsid="000f5d00"/>
    </style:style>
    <style:style style:name="T5" style:family="text">
      <style:text-properties officeooo:rsid="0010bf29"/>
    </style:style>
    <style:style style:name="T6" style:family="text">
      <style:text-properties officeooo:rsid="001678cb"/>
    </style:style>
    <style:style style:name="T7" style:family="text">
      <style:text-properties fo:color="#ce181e"/>
    </style:style>
    <style:style style:name="T8" style:family="text">
      <style:text-properties fo:color="#ce181e" officeooo:rsid="001678cb"/>
    </style:style>
    <style:style style:name="T9" style:family="text">
      <style:text-properties fo:color="#ce181e" officeooo:rsid="0010bf29"/>
    </style:style>
    <style:style style:name="T10" style:family="text">
      <style:text-properties fo:color="#ce181e" officeooo:rsid="000d6928"/>
    </style:style>
    <style:style style:name="T11" style:family="text">
      <style:text-properties fo:color="#ce181e" officeooo:rsid="00172481"/>
    </style:style>
    <style:style style:name="T12" style:family="text">
      <style:text-properties fo:color="#ce181e" officeooo:rsid="000f5d00"/>
    </style:style>
    <style:style style:name="T13" style:family="text">
      <style:text-properties fo:color="#ce181e" officeooo:rsid="000ea582"/>
    </style:style>
    <style:style style:name="T14" style:family="text">
      <style:text-properties fo:color="#ce181e" officeooo:rsid="000d066e"/>
    </style:style>
    <style:style style:name="T15" style:family="text">
      <style:text-properties fo:color="#ce181e" officeooo:rsid="002044ce"/>
    </style:style>
    <style:style style:name="T16" style:family="text">
      <style:text-properties fo:color="#ce181e" officeooo:rsid="002b4059"/>
    </style:style>
    <style:style style:name="T17" style:family="text">
      <style:text-properties officeooo:rsid="00172481"/>
    </style:style>
    <style:style style:name="T18" style:family="text">
      <style:text-properties officeooo:rsid="00184a88"/>
    </style:style>
    <style:style style:name="T19" style:family="text">
      <style:text-properties fo:color="#0066b3"/>
    </style:style>
    <style:style style:name="T20" style:family="text">
      <style:text-properties fo:color="#0066b3" officeooo:rsid="000ea582"/>
    </style:style>
    <style:style style:name="T21" style:family="text">
      <style:text-properties fo:color="#0066b3" officeooo:rsid="001aad60"/>
    </style:style>
    <style:style style:name="T22" style:family="text">
      <style:text-properties fo:color="#0066b3" officeooo:rsid="000f5d00"/>
    </style:style>
    <style:style style:name="T23" style:family="text">
      <style:text-properties fo:color="#0066b3" officeooo:rsid="00172481"/>
    </style:style>
    <style:style style:name="T24" style:family="text">
      <style:text-properties fo:color="#0066b3" officeooo:rsid="00273d3f"/>
    </style:style>
    <style:style style:name="T25" style:family="text">
      <style:text-properties fo:color="#0066b3" officeooo:rsid="000d6928"/>
    </style:style>
    <style:style style:name="T26" style:family="text">
      <style:text-properties fo:color="#0066b3" officeooo:rsid="0029f79e"/>
    </style:style>
    <style:style style:name="T27" style:family="text">
      <style:text-properties officeooo:rsid="001c61f5"/>
    </style:style>
    <style:style style:name="T28" style:family="text">
      <style:text-properties officeooo:rsid="001ecd85"/>
    </style:style>
    <style:style style:name="T29" style:family="text">
      <style:text-properties officeooo:rsid="002044ce"/>
    </style:style>
    <style:style style:name="T30" style:family="text">
      <style:text-properties officeooo:rsid="00226bb2"/>
    </style:style>
    <style:style style:name="T31" style:family="text">
      <style:text-properties officeooo:rsid="002366e9"/>
    </style:style>
    <style:style style:name="T32" style:family="text">
      <style:text-properties officeooo:rsid="00273d3f"/>
    </style:style>
    <style:style style:name="T33" style:family="text">
      <style:text-properties officeooo:rsid="0027493b"/>
    </style:style>
    <style:style style:name="T34" style:family="text">
      <style:text-properties officeooo:rsid="0027cd15"/>
    </style:style>
    <style:style style:name="T35" style:family="text">
      <style:text-properties officeooo:rsid="0029f7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Code <text:span text:style-name="T6">in main</text:span>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>Implementation <text:span text:style-name="T6">(class Human)</text:span></text:p>
          </table:table-cell>
        </table:table-row>
        <table:table-row>
          <table:table-cell table:style-name="Table1.A2" office:value-type="string">
            <text:p text:style-name="P1">// <text:span text:style-name="T6">Stack</text:span></text:p>
            <text:p text:style-name="P1">Human a;</text:p>
            <text:p text:style-name="P1"/>
            <text:p text:style-name="P1"/>
            <text:p text:style-name="P1">// <text:span text:style-name="T6">Heap</text:span></text:p>
            <text:p text:style-name="P44">Human* <text:span text:style-name="T6">ptr</text:span> = new Human();</text:p>
          </table:table-cell>
          <table:table-cell table:style-name="Table1.A2" office:value-type="string">
            <text:p text:style-name="P42">default c-tor</text:p>
          </table:table-cell>
          <table:table-cell table:style-name="Table1.C2" office:value-type="string">
            <text:p text:style-name="P1">class Human {</text:p>
            <text:p text:style-name="P1"><text:tab/>private:</text:p>
            <text:p text:style-name="P1"/>
            <text:p text:style-name="P1"><text:tab/>public:</text:p>
            <text:p text:style-name="P1"><text:tab/><text:tab/><text:span text:style-name="T7">Human() {</text:span></text:p>
            <text:p text:style-name="P23"/>
            <text:p text:style-name="P23"><text:tab/><text:tab/>}</text:p>
            <text:p text:style-name="P1">};</text:p>
          </table:table-cell>
        </table:table-row>
        <table:table-row>
          <table:table-cell table:style-name="Table1.A2" office:value-type="string">
            <text:p text:style-name="P88">Activision::Human a;</text:p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88">namespace bla {</text:p>
            <text:p text:style-name="P88"><text:span text:style-name="T1"><text:tab/>class Human {</text:span></text:p>
            <text:p text:style-name="P75"><text:tab/><text:tab/>...</text:p>
            <text:p text:style-name="P79"><text:tab/>}</text:p>
            <text:p text:style-name="P70">};</text:p>
          </table:table-cell>
        </table:table-row>
        <table:table-row>
          <table:table-cell table:style-name="Table1.A2" office:value-type="string">
            <text:p text:style-name="P1">// <text:span text:style-name="T6">Stack</text:span></text:p>
            <text:p text:style-name="P1">Human a(<text:span text:style-name="T7">"Bob"</text:span>);</text:p>
            <text:p text:style-name="P1"/>
            <text:p text:style-name="P1">// <text:span text:style-name="T6">Heap – dynamic allocation</text:span></text:p>
            <text:p text:style-name="P44">Human* <text:span text:style-name="T6">ptr</text:span> = new Human("Bob")</text:p>
            <text:p text:style-name="P44">…</text:p>
            <text:p text:style-name="P61">delete ptr;</text:p>
          </table:table-cell>
          <table:table-cell table:style-name="Table1.A2" office:value-type="string">
            <text:p text:style-name="P1">C-tor(string)</text:p>
          </table:table-cell>
          <table:table-cell table:style-name="Table1.C2" office:value-type="string">
            <text:p text:style-name="P1">class Human {</text:p>
            <text:p text:style-name="P1"><text:tab/>private:</text:p>
            <text:p text:style-name="P1"><text:tab/><text:tab/><text:span text:style-name="T30">string name; (?)</text:span></text:p>
            <text:p text:style-name="P1"><text:tab/>public:</text:p>
            <text:p text:style-name="P1"><text:tab/><text:tab/><text:span text:style-name="T7">Human(string name) {</text:span></text:p>
            <text:p text:style-name="P23"/>
            <text:p text:style-name="P23"><text:tab/><text:tab/>}</text:p>
            <text:p text:style-name="P1">};</text:p>
          </table:table-cell>
        </table:table-row>
        <table:table-row>
          <table:table-cell table:style-name="Table1.A2" office:value-type="string">
            <text:p text:style-name="P6">// <text:span text:style-name="T6">Stack</text:span></text:p>
            <text:p text:style-name="P6">Human a<text:span text:style-name="T5">(</text:span><text:span text:style-name="T9">5</text:span><text:span text:style-name="T5">);</text:span></text:p>
            <text:p text:style-name="P6"/>
            <text:p text:style-name="P6">// <text:span text:style-name="T6">Heap</text:span></text:p>
            <text:p text:style-name="P42">Human * a = new Human(<text:span text:style-name="T7">5</text:span>);</text:p>
          </table:table-cell>
          <table:table-cell table:style-name="Table1.A2" office:value-type="string">
            <text:p text:style-name="P18">c-tor</text:p>
          </table:table-cell>
          <table:table-cell table:style-name="Table1.C2" office:value-type="string">
            <text:p text:style-name="P6">class Human {</text:p>
            <text:p text:style-name="P7"><text:tab/>private:</text:p>
            <text:p text:style-name="P7"/>
            <text:p text:style-name="P7"><text:tab/>public:</text:p>
            <text:p text:style-name="P7"><text:tab/><text:tab/><text:span text:style-name="T9">Human(int x) { </text:span></text:p>
            <text:p text:style-name="P24"/>
            <text:p text:style-name="P39"><text:tab/><text:tab/>}</text:p>
            <text:p text:style-name="P18">}</text:p>
          </table:table-cell>
        </table:table-row>
        <table:table-row>
          <table:table-cell table:style-name="Table1.A2" office:value-type="string">
            <text:p text:style-name="P8">// <text:span text:style-name="T6">Stack</text:span></text:p>
            <text:p text:style-name="P8">Human a<text:span text:style-name="T17">[5];</text:span></text:p>
            <text:p text:style-name="P8"/>
            <text:p text:style-name="P8">// <text:span text:style-name="T6">Heap</text:span></text:p>
            <text:p text:style-name="P43">Human * a = new Human<text:span text:style-name="T17">[</text:span>5<text:span text:style-name="T17">]</text:span>;</text:p>
          </table:table-cell>
          <table:table-cell table:style-name="Table1.A2" office:value-type="string">
            <text:p text:style-name="P46">5 x def.c-tor</text:p>
          </table:table-cell>
          <table:table-cell table:style-name="Table1.C2" office:value-type="string">
            <text:p text:style-name="P8">class Human {</text:p>
            <text:p text:style-name="P8"><text:tab/>private:</text:p>
            <text:p text:style-name="P8"/>
            <text:p text:style-name="P8"><text:tab/>public:</text:p>
            <text:p text:style-name="P8"><text:tab/><text:tab/><text:span text:style-name="T9">Human() { </text:span></text:p>
            <text:p text:style-name="P25"/>
            <text:p text:style-name="P40"><text:tab/><text:tab/>}</text:p>
            <text:p text:style-name="P19">}</text:p>
          </table:table-cell>
        </table:table-row>
        <table:table-row>
          <table:table-cell table:style-name="Table1.A2" office:value-type="string">
            <text:p text:style-name="P1">(i)</text:p>
            <text:p text:style-name="P1">Human a;</text:p>
            <text:p text:style-name="P1">Human <text:span text:style-name="T7">b = a;</text:span></text:p>
            <text:p text:style-name="P1"/>
            <text:p text:style-name="P1">(ii)</text:p>
            <text:p text:style-name="P1">Human a;</text:p>
            <text:p text:style-name="P1">Human <text:span text:style-name="T7">b(a);</text:span></text:p>
            <text:p text:style-name="P1"/>
            <text:p text:style-name="P42">(iii)</text:p>
            <text:p text:style-name="P64">Human a;</text:p>
            <text:p text:style-name="P45">Human* <text:span text:style-name="T6">ptr</text:span> = <text:span text:style-name="T7">new Human(a);</text:span></text:p>
            <text:p text:style-name="P1"/>
          </table:table-cell>
          <table:table-cell table:style-name="Table1.A2" office:value-type="string">
            <text:p text:style-name="P1">copy c-tor (!)</text:p>
          </table:table-cell>
          <table:table-cell table:style-name="Table1.C2" office:value-type="string">
            <text:p text:style-name="P1">class Human {</text:p>
            <text:p text:style-name="P1"><text:tab/>private:</text:p>
            <text:p text:style-name="P1"/>
            <text:p text:style-name="P1"><text:tab/>public:</text:p>
            <text:p text:style-name="P1"><text:tab/><text:tab/><text:span text:style-name="T7">Human(const Human &amp; other) {</text:span></text:p>
            <text:p text:style-name="P23"/>
            <text:p text:style-name="P23"><text:tab/><text:tab/>}</text:p>
            <text:p text:style-name="P1">};</text:p>
          </table:table-cell>
        </table:table-row>
        <table:table-row>
          <table:table-cell table:style-name="Table1.A2" office:value-type="string">
            <text:p text:style-name="P8">Coffee c;</text:p>
            <text:p text:style-name="P8">Human <text:span text:style-name="T7">a </text:span><text:span text:style-name="T11">= c</text:span>;</text:p>
            <text:p text:style-name="P46"><text:soft-page-break/></text:p>
            <text:p text:style-name="P1">Coffee c;</text:p>
            <text:p text:style-name="P1">Human<text:span text:style-name="T7"> a(c);</text:span></text:p>
            <text:p text:style-name="P1"/>
            <text:p text:style-name="P46">Human * ptr =<text:span text:style-name="T7"> new Human(c)</text:span></text:p>
          </table:table-cell>
          <table:table-cell table:style-name="Table1.A2" office:value-type="string">
            <text:p text:style-name="P1">c-tor</text:p>
          </table:table-cell>
          <table:table-cell table:style-name="Table1.C2" office:value-type="string">
            <text:p text:style-name="P1">class Human {</text:p>
            <text:p text:style-name="P1"><text:tab/>private:</text:p>
            <text:p text:style-name="P1"><text:soft-page-break/></text:p>
            <text:p text:style-name="P1"><text:tab/>public:</text:p>
            <text:p text:style-name="P1"><text:tab/><text:tab/><text:span text:style-name="T7">Human(const Coffee &amp; c) {</text:span></text:p>
            <text:p text:style-name="P23"/>
            <text:p text:style-name="P23"><text:tab/><text:tab/>}</text:p>
            <text:p text:style-name="P1">};</text:p>
          </table:table-cell>
        </table:table-row>
        <table:table-row>
          <table:table-cell table:style-name="Table1.A2" office:value-type="string">
            <text:p text:style-name="P1">Human a;</text:p>
            <text:p text:style-name="P1"/>
            <text:p text:style-name="P1">a.sing();</text:p>
            <text:p text:style-name="P1"/>
          </table:table-cell>
          <table:table-cell table:style-name="Table1.A2" office:value-type="string">
            <text:p text:style-name="P1">method sing</text:p>
          </table:table-cell>
          <table:table-cell table:style-name="Table1.C2" office:value-type="string">
            <text:p text:style-name="P1">class Human {</text:p>
            <text:p text:style-name="P1"><text:tab/>private:</text:p>
            <text:p text:style-name="P1"/>
            <text:p text:style-name="P1"><text:tab/>public:</text:p>
            <text:p text:style-name="P1"><text:tab/><text:tab/><text:span text:style-name="T7">void sing() {</text:span></text:p>
            <text:p text:style-name="P23"/>
            <text:p text:style-name="P23"><text:tab/><text:tab/>}</text:p>
            <text:p text:style-name="P1">};</text:p>
          </table:table-cell>
        </table:table-row>
        <table:table-row>
          <table:table-cell table:style-name="Table1.A2" office:value-type="string">
            <text:p text:style-name="P7">Human a;</text:p>
            <text:p text:style-name="P7"/>
            <text:p text:style-name="P7">a.sing(<text:span text:style-name="T6">5</text:span>);</text:p>
          </table:table-cell>
          <table:table-cell table:style-name="Table1.A2" office:value-type="string">
            <text:p text:style-name="P7">method sing</text:p>
          </table:table-cell>
          <table:table-cell table:style-name="Table1.C2" office:value-type="string">
            <text:p text:style-name="P7">class Human {</text:p>
            <text:p text:style-name="P7"><text:tab/>private:</text:p>
            <text:p text:style-name="P7"/>
            <text:p text:style-name="P7"><text:tab/>public:</text:p>
            <text:p text:style-name="P7"><text:tab/><text:tab/><text:span text:style-name="T7">void sing(</text:span><text:span text:style-name="T8">int value</text:span><text:span text:style-name="T7">) {</text:span></text:p>
            <text:p text:style-name="P24"/>
            <text:p text:style-name="P24"><text:tab/><text:tab/>}</text:p>
            <text:p text:style-name="P7">};</text:p>
          </table:table-cell>
        </table:table-row>
        <table:table-row>
          <table:table-cell table:style-name="Table1.A2" office:value-type="string">
            <text:p text:style-name="P7">Human a;</text:p>
            <text:p text:style-name="P7"/>
            <text:p text:style-name="P7"><text:span text:style-name="T6">float k = </text:span>a.sing(<text:span text:style-name="T6">5</text:span>);</text:p>
          </table:table-cell>
          <table:table-cell table:style-name="Table1.A2" office:value-type="string">
            <text:p text:style-name="P7">method sing</text:p>
          </table:table-cell>
          <table:table-cell table:style-name="Table1.C2" office:value-type="string">
            <text:p text:style-name="P7">class Human {</text:p>
            <text:p text:style-name="P7"><text:tab/>private:</text:p>
            <text:p text:style-name="P7"/>
            <text:p text:style-name="P7"><text:tab/>public:</text:p>
            <text:p text:style-name="P7"><text:tab/><text:tab/><text:span text:style-name="T8">float</text:span><text:span text:style-name="T7"> sing(</text:span><text:span text:style-name="T8">int value</text:span><text:span text:style-name="T7">) {</text:span></text:p>
            <text:p text:style-name="P24"/>
            <text:p text:style-name="P24"><text:tab/><text:tab/>}</text:p>
            <text:p text:style-name="P7">};</text:p>
            <text:p text:style-name="P7"/>
          </table:table-cell>
        </table:table-row>
        <table:table-row>
          <table:table-cell table:style-name="Table1.A2" office:value-type="string">
            <text:p text:style-name="P1">Human a;</text:p>
            <text:p text:style-name="P1">Human b;</text:p>
            <text:p text:style-name="P23">b = a;</text:p>
            <text:p text:style-name="P1"/>
            <text:p text:style-name="P42">Human * a = new Human();</text:p>
            <text:p text:style-name="P42">Human * b = new Human();</text:p>
            <text:p text:style-name="P41">*<text:span text:style-name="T31">b</text:span> = *<text:span text:style-name="T31">a</text:span>;</text:p>
          </table:table-cell>
          <table:table-cell table:style-name="Table1.A2" office:value-type="string">
            <text:p text:style-name="P64"><text:span text:style-name="T31">c-tor</text:span></text:p>
            <text:p text:style-name="P64"><text:span text:style-name="T31">c-tor</text:span></text:p>
            <text:p text:style-name="P64">operator=</text:p>
          </table:table-cell>
          <table:table-cell table:style-name="Table1.C2" office:value-type="string">
            <text:p text:style-name="P1">class Human {</text:p>
            <text:p text:style-name="P1"><text:tab/>private:</text:p>
            <text:p text:style-name="P1"/>
            <text:p text:style-name="P1"><text:tab/>public:</text:p>
            <text:p text:style-name="P1"><text:tab/><text:tab/><text:span text:style-name="T7">Human &amp; operator=(const Human &amp; other) {</text:span></text:p>
            <text:p text:style-name="P23"><text:tab/><text:tab/><text:tab/>return *this;</text:p>
            <text:p text:style-name="P23"><text:tab/><text:tab/>}</text:p>
            <text:p text:style-name="P1">};</text:p>
            <text:p text:style-name="P1"/>
          </table:table-cell>
        </table:table-row>
        <table:table-row>
          <table:table-cell table:style-name="Table1.A2" office:value-type="string">
            <text:p text:style-name="P1">Human a;</text:p>
            <text:p text:style-name="P1"/>
            <text:p text:style-name="P23">a(5);</text:p>
            <text:p text:style-name="P1"/>
            <text:p text:style-name="P42"/>
          </table:table-cell>
          <table:table-cell table:style-name="Table1.A2" office:value-type="string">
            <text:p text:style-name="P1">operator()</text:p>
          </table:table-cell>
          <table:table-cell table:style-name="Table1.C2" office:value-type="string">
            <text:p text:style-name="P1">class Human {</text:p>
            <text:p text:style-name="P1"><text:tab/>private:</text:p>
            <text:p text:style-name="P1"/>
            <text:p text:style-name="P1"><text:tab/>public:</text:p>
            <text:p text:style-name="P1"><text:tab/><text:tab/><text:span text:style-name="T7">void operator()(int x) </text:span><text:span text:style-name="T15">const {</text:span></text:p>
            <text:p text:style-name="P23"/>
            <text:p text:style-name="P23"><text:tab/><text:tab/>}</text:p>
            <text:p text:style-name="P1">};</text:p>
            <text:p text:style-name="P1"/>
          </table:table-cell>
        </table:table-row>
        <table:table-row>
          <table:table-cell table:style-name="Table1.A2" office:value-type="string">
            <text:p text:style-name="P1">Human a;</text:p>
            <text:p text:style-name="P1">float z = a(5);</text:p>
            <text:p text:style-name="P1"/>
            <text:p text:style-name="P72"><text:soft-page-break/>or: </text:p>
            <text:p text:style-name="P72"/>
            <text:p text:style-name="P72">cout &lt;&lt; a(5);</text:p>
          </table:table-cell>
          <table:table-cell table:style-name="Table1.A2" office:value-type="string">
            <text:p text:style-name="P1">operator()</text:p>
          </table:table-cell>
          <table:table-cell table:style-name="Table1.C2" office:value-type="string">
            <text:p text:style-name="P1">class Human {</text:p>
            <text:p text:style-name="P1"><text:tab/>private:</text:p>
            <text:p text:style-name="P1"/>
            <text:p text:style-name="P1"><text:soft-page-break/><text:tab/>public:</text:p>
            <text:p text:style-name="P1"><text:tab/><text:tab/><text:span text:style-name="T7">float operator()(int x) </text:span><text:span text:style-name="T15">const</text:span><text:span text:style-name="T7">{</text:span></text:p>
            <text:p text:style-name="P23"/>
            <text:p text:style-name="P23"><text:tab/><text:tab/>}</text:p>
            <text:p text:style-name="P1">};</text:p>
          </table:table-cell>
        </table:table-row>
        <table:table-row>
          <table:table-cell table:style-name="Table1.A2" office:value-type="string">
            <text:p text:style-name="P10">Human a;</text:p>
            <text:p text:style-name="P10"/>
            <text:p text:style-name="P10"><text:span text:style-name="T7">a(5) </text:span><text:span text:style-name="T29">= 10.0</text:span>;</text:p>
            <text:p text:style-name="P10"/>
          </table:table-cell>
          <table:table-cell table:style-name="Table1.A2" office:value-type="string">
            <text:p text:style-name="P10">operator()</text:p>
          </table:table-cell>
          <table:table-cell table:style-name="Table1.C2" office:value-type="string">
            <text:p text:style-name="P10">class Human {</text:p>
            <text:p text:style-name="P10"><text:tab/>private:</text:p>
            <text:p text:style-name="P10"/>
            <text:p text:style-name="P10"><text:tab/>public:</text:p>
            <text:p text:style-name="P10"><text:tab/><text:tab/><text:span text:style-name="T15">double &amp;</text:span><text:span text:style-name="T7"> operator()(int x) {</text:span></text:p>
            <text:p text:style-name="P30"/>
            <text:p text:style-name="P30"><text:tab/><text:tab/>}</text:p>
            <text:p text:style-name="P10">};</text:p>
          </table:table-cell>
        </table:table-row>
        <table:table-row>
          <table:table-cell table:style-name="Table1.A2" office:value-type="string">
            <text:p text:style-name="P1">Human a;</text:p>
            <text:p text:style-name="P1">a[5];</text:p>
          </table:table-cell>
          <table:table-cell table:style-name="Table1.A2" office:value-type="string">
            <text:p text:style-name="P1">operator[]</text:p>
          </table:table-cell>
          <table:table-cell table:style-name="Table1.C2" office:value-type="string">
            <text:p text:style-name="P1">class Human {</text:p>
            <text:p text:style-name="P1"><text:tab/>private:</text:p>
            <text:p text:style-name="P1"/>
            <text:p text:style-name="P1"><text:tab/>public:</text:p>
            <text:p text:style-name="P23"><text:tab/><text:tab/>void operator[](int x) {</text:p>
            <text:p text:style-name="P23"/>
            <text:p text:style-name="P23"><text:tab/><text:tab/>}</text:p>
            <text:p text:style-name="P1">};</text:p>
          </table:table-cell>
        </table:table-row>
        <table:table-row>
          <table:table-cell table:style-name="Table1.A2" office:value-type="string">
            <text:p text:style-name="P6">Human * a;</text:p>
            <text:p text:style-name="P6">a[5];</text:p>
          </table:table-cell>
          <table:table-cell table:style-name="Table1.A2" office:value-type="string">
            <text:p text:style-name="P18">nothing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Human a;</text:p>
            <text:p text:style-name="P1">string data = a[5];</text:p>
            <text:p text:style-name="P1"/>
          </table:table-cell>
          <table:table-cell table:style-name="Table1.A2" office:value-type="string">
            <text:p text:style-name="P1">operator[]</text:p>
          </table:table-cell>
          <table:table-cell table:style-name="Table1.C2" office:value-type="string">
            <text:p text:style-name="P1">class Human {</text:p>
            <text:p text:style-name="P1"><text:tab/>private:</text:p>
            <text:p text:style-name="P1"/>
            <text:p text:style-name="P1"><text:tab/>public:</text:p>
            <text:p text:style-name="P1"><text:tab/><text:tab/><text:span text:style-name="T7">string operator[](int x) {</text:span></text:p>
            <text:p text:style-name="P23"/>
            <text:p text:style-name="P23"><text:tab/><text:tab/>}</text:p>
            <text:p text:style-name="P1">};</text:p>
          </table:table-cell>
        </table:table-row>
        <table:table-row>
          <table:table-cell table:style-name="Table1.A2" office:value-type="string">
            <text:p text:style-name="P10">Human a;</text:p>
            <text:p text:style-name="P10">a[5] <text:span text:style-name="T29">= 10</text:span>;</text:p>
            <text:p text:style-name="P10"/>
            <text:p text:style-name="P71"/>
            <text:p text:style-name="P10"/>
          </table:table-cell>
          <table:table-cell table:style-name="Table1.A2" office:value-type="string">
            <text:p text:style-name="P10">operator[]</text:p>
          </table:table-cell>
          <table:table-cell table:style-name="Table1.C2" office:value-type="string">
            <text:p text:style-name="P1">class Human {</text:p>
            <text:p text:style-name="P1"><text:tab/>private:</text:p>
            <text:p text:style-name="P1"/>
            <text:p text:style-name="P1"><text:tab/>public:</text:p>
            <text:p text:style-name="P1"><text:tab/><text:tab/><text:span text:style-name="T15">int</text:span><text:span text:style-name="T7"> </text:span><text:span text:style-name="T15">&amp;</text:span><text:span text:style-name="T7"> operator[](int x) {</text:span></text:p>
            <text:p text:style-name="P23"/>
            <text:p text:style-name="P23"><text:tab/><text:tab/>}</text:p>
            <text:p text:style-name="P1">};</text:p>
          </table:table-cell>
        </table:table-row>
        <table:table-row>
          <table:table-cell table:style-name="Table1.A2" office:value-type="string">
            <text:p text:style-name="P1">Human a;</text:p>
            <text:p text:style-name="P1">Coffee c;</text:p>
            <text:p text:style-name="P1">a(c);</text:p>
          </table:table-cell>
          <table:table-cell table:style-name="Table1.A2" office:value-type="string">
            <text:p text:style-name="P1">operator()</text:p>
          </table:table-cell>
          <table:table-cell table:style-name="Table1.C2" office:value-type="string">
            <text:p text:style-name="P1">class Human {</text:p>
            <text:p text:style-name="P1"><text:tab/>private:</text:p>
            <text:p text:style-name="P1"/>
            <text:p text:style-name="P1"><text:tab/>public:</text:p>
            <text:p text:style-name="P23"><text:tab/><text:tab/>void operator()(const Coffee &amp; other) {</text:p>
            <text:p text:style-name="P23"/>
            <text:p text:style-name="P23"><text:tab/><text:tab/>}</text:p>
            <text:p text:style-name="P1">};</text:p>
          </table:table-cell>
        </table:table-row>
        <table:table-row>
          <table:table-cell table:style-name="Table1.A2" office:value-type="string">
            <text:p text:style-name="P11">Human a;</text:p>
            <text:p text:style-name="P11">Human b;</text:p>
            <text:p text:style-name="P11">Human <text:span text:style-name="T19">c = </text:span><text:span text:style-name="T21">(</text:span><text:span text:style-name="T7">a + b</text:span><text:span text:style-name="T21">)</text:span><text:span text:style-name="T7">;</text:span></text:p>
          </table:table-cell>
          <table:table-cell table:style-name="Table1.A2" office:value-type="string">
            <text:p text:style-name="P13">default c-tor</text:p>
            <text:p text:style-name="P13">default c-tor</text:p>
            <text:p text:style-name="P13">op+</text:p>
            <text:p text:style-name="P13">cc-tor</text:p>
          </table:table-cell>
          <table:table-cell table:style-name="Table1.C2" office:value-type="string">
            <text:p text:style-name="P4">class Human {</text:p>
            <text:p text:style-name="P4"><text:tab/>public:</text:p>
            <text:p text:style-name="P26"><text:tab/><text:tab/><text:span text:style-name="T19">Human</text:span><text:span text:style-name="T20">(const Human &amp; other) { </text:span></text:p>
            <text:p text:style-name="P48"/>
            <text:p text:style-name="P50"><text:tab/><text:tab/>}</text:p>
            <text:p text:style-name="P26"><text:soft-page-break/><text:tab/><text:tab/>Human <text:span text:style-name="T2">operator+</text:span>(<text:span text:style-name="T3">const Human &amp; other)</text:span> {</text:p>
            <text:p text:style-name="P26"/>
            <text:p text:style-name="P31"><text:tab/><text:tab/>}</text:p>
            <text:p text:style-name="P4"><text:tab/><text:span text:style-name="T3">}</text:span></text:p>
            <text:p text:style-name="P13">}</text:p>
          </table:table-cell>
        </table:table-row>
        <table:table-row>
          <table:table-cell table:style-name="Table1.A2" office:value-type="string">
            <text:p text:style-name="P12">Human a;</text:p>
            <text:p text:style-name="P12">Human b;</text:p>
            <text:p text:style-name="P12">Human c;</text:p>
            <text:p text:style-name="P13"><text:span text:style-name="T19">c =</text:span> <text:span text:style-name="T7">a + b</text:span>;</text:p>
          </table:table-cell>
          <table:table-cell table:style-name="Table1.A2" office:value-type="string">
            <text:p text:style-name="P13">default c-tor</text:p>
            <text:p text:style-name="P13">default c-tor</text:p>
            <text:p text:style-name="P13">default c-tor</text:p>
            <text:p text:style-name="P13">op+</text:p>
            <text:p text:style-name="P13">op=</text:p>
          </table:table-cell>
          <table:table-cell table:style-name="Table1.C2" office:value-type="string">
            <text:p text:style-name="P4">class Human {</text:p>
            <text:p text:style-name="P4"><text:tab/>private:</text:p>
            <text:p text:style-name="P4"/>
            <text:p text:style-name="P4"><text:tab/>public:</text:p>
            <text:p text:style-name="P55"><text:tab/><text:tab/><text:span text:style-name="T19">Human &amp; operator=(const Human &amp; other) {</text:span></text:p>
            <text:p text:style-name="P49"><text:tab/><text:tab/><text:tab/>return *this;</text:p>
            <text:p text:style-name="P49"><text:tab/><text:tab/>}</text:p>
            <text:p text:style-name="P26"><text:tab/><text:tab/></text:p>
            <text:p text:style-name="P26"><text:tab/><text:tab/><text:span text:style-name="T3">Human</text:span> <text:span text:style-name="T2">operator+</text:span>(<text:span text:style-name="T3">const Human &amp; other)</text:span> {</text:p>
            <text:p text:style-name="P26"/>
            <text:p text:style-name="P31"><text:tab/><text:tab/>}</text:p>
            <text:p text:style-name="P4"><text:tab/><text:span text:style-name="T3">}</text:span></text:p>
            <text:p text:style-name="P13">}</text:p>
            <text:p text:style-name="P13"/>
            <text:p text:style-name="P13"/>
            <text:p text:style-name="P13"/>
          </table:table-cell>
        </table:table-row>
        <table:table-row>
          <table:table-cell table:style-name="Table1.A2" office:value-type="string">
            <text:p text:style-name="P16">Bread b1;</text:p>
            <text:p text:style-name="P16">Bread b2;</text:p>
            <text:p text:style-name="P16">Bread <text:span text:style-name="T19">b3 =</text:span> <text:span text:style-name="T7">b1 + b2</text:span></text:p>
          </table:table-cell>
          <table:table-cell table:style-name="Table1.A2" office:value-type="string">
            <text:p text:style-name="P14">default c-tor</text:p>
            <text:p text:style-name="P14">default c-tor</text:p>
            <text:p text:style-name="P14">op+</text:p>
            <text:p text:style-name="P16">cc-tor</text:p>
          </table:table-cell>
          <table:table-cell table:style-name="Table1.C2" office:value-type="string">
            <text:p text:style-name="P4">class <text:span text:style-name="T4">Bread</text:span> {</text:p>
            <text:p text:style-name="P4"><text:tab/>private:</text:p>
            <text:p text:style-name="P4"/>
            <text:p text:style-name="P4"><text:tab/>public:</text:p>
            <text:p text:style-name="P55"><text:tab/><text:tab/><text:span text:style-name="T22">Bread(const Bread &amp; other) {</text:span></text:p>
            <text:p text:style-name="P56"/>
            <text:p text:style-name="P57"><text:tab/><text:tab/>}</text:p>
            <text:p text:style-name="P26"><text:tab/><text:tab/></text:p>
            <text:p text:style-name="P27"><text:tab/><text:tab/><text:span text:style-name="T4">Bread</text:span> <text:span text:style-name="T2">operator+</text:span>(<text:span text:style-name="T3">const Bread &amp; other)</text:span> {</text:p>
            <text:p text:style-name="P26"/>
            <text:p text:style-name="P31"><text:tab/><text:tab/>}</text:p>
            <text:p text:style-name="P4"><text:tab/><text:span text:style-name="T3">}</text:span></text:p>
            <text:p text:style-name="P13">}</text:p>
          </table:table-cell>
        </table:table-row>
        <table:table-row>
          <table:table-cell table:style-name="Table1.A2" office:value-type="string">
            <text:p text:style-name="P16">Bread b1;</text:p>
            <text:p text:style-name="P16">Bread b2;</text:p>
            <text:p text:style-name="P16">Sandwich <text:span text:style-name="T23">s</text:span><text:span text:style-name="T19"> =</text:span><text:span text:style-name="T7"> b1 + b2</text:span></text:p>
          </table:table-cell>
          <table:table-cell table:style-name="Table1.A2" office:value-type="string">
            <text:p text:style-name="P46">c-tor</text:p>
            <text:p text:style-name="P46">c-tor</text:p>
            <text:p text:style-name="P46">op+</text:p>
            <text:p text:style-name="P46">cc-tor</text:p>
          </table:table-cell>
          <table:table-cell table:style-name="Table1.C2" office:value-type="string">
            <text:p text:style-name="P6">class <text:span text:style-name="T4">Bread</text:span> {</text:p>
            <text:p text:style-name="P6"><text:tab/>private:</text:p>
            <text:p text:style-name="P6"/>
            <text:p text:style-name="P6"><text:tab/>public:</text:p>
            <text:p text:style-name="P28"><text:tab/><text:tab/><text:span text:style-name="T5">Sandwich</text:span> <text:span text:style-name="T2">operator+</text:span>(<text:span text:style-name="T3">const Bread &amp; other)</text:span> {</text:p>
            <text:p text:style-name="P28"/>
            <text:p text:style-name="P32"><text:tab/><text:tab/>}</text:p>
            <text:p text:style-name="P6"><text:tab/><text:span text:style-name="T3">}</text:span></text:p>
            <text:p text:style-name="P15">}<text:span text:style-name="T27">l</text:span></text:p>
            <text:p text:style-name="P15"/>
            <text:p text:style-name="P53">class Sandwich {</text:p>
            <text:p text:style-name="P53"><text:tab/><text:span text:style-name="T1">public:</text:span></text:p>
            <text:p text:style-name="P53"><text:tab/><text:tab/><text:span text:style-name="T19">Sandwich(const Sandwich &amp; other) {</text:span></text:p>
            <text:p text:style-name="P51"/>
            <text:p text:style-name="P51"><text:tab/><text:tab/>}</text:p>
            <text:p text:style-name="P53">}</text:p>
          </table:table-cell>
        </table:table-row>
        <table:table-row>
          <table:table-cell table:style-name="Table1.A2" office:value-type="string">
            <text:p text:style-name="P16">Bread b;</text:p>
            <text:p text:style-name="P16">Cheese c;</text:p>
            <text:p text:style-name="P16">Sandwich <text:span text:style-name="T19">s =</text:span> <text:span text:style-name="T7">b + c</text:span>;</text:p>
            <text:p text:style-name="P16"><text:soft-page-break/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1.A2" office:value-type="string">
            <text:p text:style-name="P14">default c-tor</text:p>
            <text:p text:style-name="P14">default c-tor</text:p>
            <text:p text:style-name="P14">op+</text:p>
            <text:p text:style-name="P16"><text:soft-page-break/>cc-tor</text:p>
          </table:table-cell>
          <table:table-cell table:style-name="Table1.C2" office:value-type="string">
            <text:p text:style-name="P5">class <text:span text:style-name="T4">Bread</text:span> {</text:p>
            <text:p text:style-name="P5"><text:tab/>public:<text:tab/><text:tab/></text:p>
            <text:p text:style-name="P17"><text:tab/><text:tab/>Bread() { }</text:p>
            <text:p text:style-name="P5"><text:soft-page-break/><text:tab/><text:tab/><text:span text:style-name="T12">Sandwich</text:span><text:span text:style-name="T7"> </text:span><text:span text:style-name="T10">operator+</text:span><text:span text:style-name="T7">(</text:span><text:span text:style-name="T13">const Cheese &amp; other)</text:span><text:span text:style-name="T7"> {</text:span></text:p>
            <text:p text:style-name="P27"/>
            <text:p text:style-name="P33"><text:tab/><text:tab/>}</text:p>
            <text:p text:style-name="P5"><text:tab/><text:span text:style-name="T3">}</text:span></text:p>
            <text:p text:style-name="P14">}</text:p>
            <text:p text:style-name="P14"/>
            <text:p text:style-name="P16">class Sandwich {</text:p>
            <text:p text:style-name="P16"><text:tab/>public:</text:p>
            <text:p text:style-name="P52"><text:tab/><text:tab/>Sandwich(const Sandwich &amp; other) {</text:p>
            <text:p text:style-name="P52"/>
            <text:p text:style-name="P52"><text:tab/><text:tab/>}</text:p>
            <text:p text:style-name="P16">}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>
          <table:table-cell table:style-name="Table1.A2" office:value-type="string">
            <text:p text:style-name="P16">Bread b;</text:p>
            <text:p text:style-name="P16">Cheese c;</text:p>
            <text:p text:style-name="P16">Sandwich <text:span text:style-name="T19">s =</text:span> <text:span text:style-name="T7">c + b</text:span>;</text:p>
          </table:table-cell>
          <table:table-cell table:style-name="Table1.A2" office:value-type="string">
            <text:p text:style-name="P14">default c-tor</text:p>
            <text:p text:style-name="P14">default c-tor</text:p>
            <text:p text:style-name="P14">op+</text:p>
            <text:p text:style-name="P16">cc-tor</text:p>
          </table:table-cell>
          <table:table-cell table:style-name="Table1.C2" office:value-type="string">
            <text:p text:style-name="P16">class Cheese {</text:p>
            <text:p text:style-name="P46">public:</text:p>
            <text:p text:style-name="P17"><text:tab/><text:span text:style-name="T17">C</text:span>heese<text:span text:style-name="T17">() { }</text:span></text:p>
            <text:p text:style-name="P16"><text:tab/><text:span text:style-name="T7">Sandwich</text:span><text:span text:style-name="T14"> operator+(const </text:span><text:span text:style-name="T7">Bread</text:span><text:span text:style-name="T14"> &amp; other) {</text:span></text:p>
            <text:p text:style-name="P27"/>
            <text:p text:style-name="P33"><text:tab/>}</text:p>
            <text:p text:style-name="P16">};</text:p>
            <text:p text:style-name="P14"/>
            <text:p text:style-name="P16">class Sandwich {</text:p>
            <text:p text:style-name="P16"><text:tab/>public:</text:p>
            <text:p text:style-name="P16"><text:tab/><text:tab/><text:span text:style-name="T19">Sandwich(const Sandwich &amp; other) {</text:span></text:p>
            <text:p text:style-name="P52"/>
            <text:p text:style-name="P52"><text:tab/><text:tab/>}</text:p>
            <text:p text:style-name="P16">};</text:p>
          </table:table-cell>
        </table:table-row>
        <table:table-row>
          <table:table-cell table:style-name="Table1.A2" office:value-type="string">
            <text:p text:style-name="P3">Human a;</text:p>
            <text:p text:style-name="P34">a += 10;</text:p>
            <text:p text:style-name="P11"/>
            <text:p text:style-name="P11"/>
            <text:p text:style-name="P90">a += "yolo"</text:p>
          </table:table-cell>
          <table:table-cell table:style-name="Table1.A2" office:value-type="string">
            <text:p text:style-name="P47">op +=</text:p>
          </table:table-cell>
          <table:table-cell table:style-name="Table1.C2" office:value-type="string">
            <text:p text:style-name="P3">class Human {</text:p>
            <text:p text:style-name="P3"><text:tab/>private:</text:p>
            <text:p text:style-name="P3"/>
            <text:p text:style-name="P3"><text:tab/>public:</text:p>
            <text:p text:style-name="P74"><text:tab/><text:tab/>Human<text:span text:style-name="T32">&amp;</text:span> <text:span text:style-name="T2">operator+=</text:span>(<text:span text:style-name="T2">int x</text:span>) {</text:p>
            <text:p text:style-name="P29"><text:tab/><text:tab/><text:tab/><text:span text:style-name="T32">return *this;</text:span></text:p>
            <text:p text:style-name="P29"><text:tab/><text:tab/>}</text:p>
            <text:p text:style-name="P29"/>
            <text:p text:style-name="P58"><text:tab/><text:tab/><text:span text:style-name="T19">Human</text:span><text:span text:style-name="T24">&amp;</text:span><text:span text:style-name="T19"> </text:span><text:span text:style-name="T25">operator+=</text:span><text:span text:style-name="T19">(</text:span><text:span text:style-name="T26">string x</text:span><text:span text:style-name="T19">) {</text:span></text:p>
            <text:p text:style-name="P89"><text:tab/><text:tab/><text:tab/><text:span text:style-name="T32">return *this;</text:span></text:p>
            <text:p text:style-name="P89"><text:tab/><text:tab/>}</text:p>
            <text:p text:style-name="P3">};</text:p>
            <text:p text:style-name="P3"/>
          </table:table-cell>
        </table:table-row>
        <table:table-row>
          <table:table-cell table:style-name="Table1.A2" office:value-type="string">
            <text:p text:style-name="P3">Human a;</text:p>
            <text:p text:style-name="P34">a++;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class Human {</text:p>
            <text:p text:style-name="P3"><text:tab/>private:</text:p>
            <text:p text:style-name="P3"/>
            <text:p text:style-name="P3"><text:tab/>public:</text:p>
            <text:p text:style-name="P74"><text:tab/><text:tab/>Human <text:span text:style-name="T2">operator++</text:span>(<text:span text:style-name="T2">int</text:span>) {</text:p>
            <text:p text:style-name="P29"/>
            <text:p text:style-name="P29"><text:tab/><text:tab/>}</text:p>
            <text:p text:style-name="P3"><text:soft-page-break/>};</text:p>
          </table:table-cell>
        </table:table-row>
        <table:table-row>
          <table:table-cell table:style-name="Table1.A2" office:value-type="string">
            <text:p text:style-name="P3">Human a;</text:p>
            <text:p text:style-name="P34">++a;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class Human {</text:p>
            <text:p text:style-name="P3"><text:tab/>private:</text:p>
            <text:p text:style-name="P3"/>
            <text:p text:style-name="P3"><text:tab/>public:</text:p>
            <text:p text:style-name="P74"><text:tab/><text:tab/>Human<text:span text:style-name="T32">&amp;</text:span> <text:span text:style-name="T2">operator++</text:span>() {</text:p>
            <text:p text:style-name="P29"><text:tab/><text:tab/><text:tab/><text:span text:style-name="T32">return *this;</text:span></text:p>
            <text:p text:style-name="P29"><text:tab/><text:tab/>}</text:p>
            <text:p text:style-name="P3">};</text:p>
          </table:table-cell>
        </table:table-row>
        <table:table-row>
          <table:table-cell table:style-name="Table1.A2" office:value-type="string">
            <text:p text:style-name="P3">Human a;</text:p>
            <text:p text:style-name="P11">Human b = a;</text:p>
          </table:table-cell>
          <table:table-cell table:style-name="Table1.A2" office:value-type="string">
            <text:p text:style-name="P11">cc-tor</text:p>
            <text:p text:style-name="P11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8">Human a;</text:p>
            <text:p text:style-name="P83">Human b;</text:p>
            <text:p text:style-name="P85">b = a;</text:p>
          </table:table-cell>
          <table:table-cell table:style-name="Table1.A2" office:value-type="string">
            <text:p text:style-name="P85">op=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Human a;</text:p>
            <text:p text:style-name="P11">Human &amp; b = a;</text:p>
          </table:table-cell>
          <table:table-cell table:style-name="Table1.A2" office:value-type="string">
            <text:p text:style-name="P11">reference</text:p>
            <text:p text:style-name="P11">nothing!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8">Human a;</text:p>
            <text:p text:style-name="P83">Human &amp; b;</text:p>
            <text:p text:style-name="P83"><text:span text:style-name="T32">b</text:span> = a;</text:p>
          </table:table-cell>
          <table:table-cell table:style-name="Table1.A2" office:value-type="string">
            <text:p text:style-name="P85">compile</text:p>
            <text:p text:style-name="P85">error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Human a;</text:p>
            <text:p text:style-name="P11">Human * b = a;</text:p>
          </table:table-cell>
          <table:table-cell table:style-name="Table1.A2" office:value-type="string">
            <text:p text:style-name="P11">compile</text:p>
            <text:p text:style-name="P11">error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9">Human a;</text:p>
            <text:p text:style-name="P84">Human * b;</text:p>
            <text:p text:style-name="P86">b = a;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Human a;</text:p>
            <text:p text:style-name="P11">Human * b = &amp;a;</text:p>
            <text:p text:style-name="P11"/>
            <text:p text:style-name="P69">Human a;</text:p>
            <text:p text:style-name="P84">Human * b;</text:p>
            <text:p text:style-name="P84"><text:span text:style-name="T33">b </text:span>= &amp;a;</text:p>
          </table:table-cell>
          <table:table-cell table:style-name="Table1.A2" office:value-type="string">
            <text:p text:style-name="P11">pointer</text:p>
            <text:p text:style-name="P11">nothing!</text:p>
          </table:table-cell>
          <table:table-cell table:style-name="Table1.C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11">Human a;</text:p>
            <text:p text:style-name="P11">Human b;</text:p>
            <text:p text:style-name="P11"/>
            <text:p text:style-name="P11">if (a == b) {</text:p>
            <text:p text:style-name="P11"/>
            <text:p text:style-name="P11">}</text:p>
          </table:table-cell>
          <table:table-cell table:style-name="Table1.A2" office:value-type="string">
            <text:p text:style-name="P11">op==</text:p>
          </table:table-cell>
          <table:table-cell table:style-name="Table1.C2" office:value-type="string">
            <text:p text:style-name="P3">class Human {</text:p>
            <text:p text:style-name="P3"><text:tab/>private:</text:p>
            <text:p text:style-name="P3"/>
            <text:p text:style-name="P3"><text:tab/>public:</text:p>
            <text:p text:style-name="P29"><text:tab/><text:tab/><text:span text:style-name="T18">bool</text:span> <text:span text:style-name="T2">operator==</text:span>(const Human &amp; other) <text:span text:style-name="T33">const</text:span> {</text:p>
            <text:p text:style-name="P29"/>
            <text:p text:style-name="P29"><text:tab/><text:tab/>}</text:p>
            <text:p text:style-name="P3">};</text:p>
          </table:table-cell>
        </table:table-row>
        <table:table-row>
          <table:table-cell table:style-name="Table1.A2" office:value-type="string">
            <text:p text:style-name="P11">Human a;</text:p>
            <text:p text:style-name="P11">Coffee b;</text:p>
            <text:p text:style-name="P11"/>
            <text:p text:style-name="P11">if (a == b) {</text:p>
            <text:p text:style-name="P11"/>
            <text:p text:style-name="P11">}</text:p>
          </table:table-cell>
          <table:table-cell table:style-name="Table1.A2" office:value-type="string">
            <text:p text:style-name="P11">op==</text:p>
          </table:table-cell>
          <table:table-cell table:style-name="Table1.C2" office:value-type="string">
            <text:p text:style-name="P3">class Human {</text:p>
            <text:p text:style-name="P3"><text:tab/>private:</text:p>
            <text:p text:style-name="P3"/>
            <text:p text:style-name="P3"><text:tab/>public:</text:p>
            <text:p text:style-name="P29"><text:tab/><text:tab/><text:span text:style-name="T18">bool</text:span> <text:span text:style-name="T2">operator==</text:span>(const <text:span text:style-name="T2">Coffee</text:span> &amp; other) <text:span text:style-name="T33">const</text:span>{</text:p>
            <text:p text:style-name="P29"/>
            <text:p text:style-name="P29"><text:tab/><text:tab/>}</text:p>
            <text:p text:style-name="P3">};</text:p>
          </table:table-cell>
        </table:table-row>
        <table:table-row>
          <table:table-cell table:style-name="Table1.A2" office:value-type="string">
            <text:p text:style-name="P11">Human a;</text:p>
            <text:p text:style-name="P11">cout &lt;&lt; a;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3">class Human {</text:p>
            <text:p text:style-name="P3"><text:tab/>public:</text:p>
            <text:p text:style-name="P9"><text:tab/><text:tab/><text:span text:style-name="T10">friend ostream &amp; operator&lt;&lt;(</text:span></text:p>
            <text:p text:style-name="P35"><text:soft-page-break/><text:tab/><text:tab/><text:tab/>ostream &amp;l, const Human &amp;h</text:p>
            <text:p text:style-name="P35"><text:tab/><text:tab/>);</text:p>
            <text:p text:style-name="P3">};</text:p>
            <text:p text:style-name="P3"/>
            <text:p text:style-name="P34">ostream &amp; operator&lt;&lt;(ostream &amp;l, const Human &amp;h) {</text:p>
            <text:p text:style-name="P29"><text:tab/><text:span text:style-name="T33">return l;</text:span></text:p>
            <text:p text:style-name="P34">}</text:p>
            <text:p text:style-name="P34"/>
            <text:p text:style-name="P34"/>
            <text:p text:style-name="P34"/>
          </table:table-cell>
        </table:table-row>
        <table:table-row>
          <table:table-cell table:style-name="Table1.A2" office:value-type="string">
            <text:p text:style-name="P47">void f(Cat c) {</text:p>
            <text:p text:style-name="P47"/>
            <text:p text:style-name="P47">}</text:p>
            <text:p text:style-name="P47"/>
            <text:p text:style-name="P47">int x = 10;</text:p>
            <text:p text:style-name="P47">f(<text:span text:style-name="T7">x</text:span>);</text:p>
          </table:table-cell>
          <table:table-cell table:style-name="Table1.A2" office:value-type="string">
            <text:p text:style-name="P47">implicit</text:p>
            <text:p text:style-name="P47">c-tor</text:p>
          </table:table-cell>
          <table:table-cell table:style-name="Table1.C2" office:value-type="string">
            <text:p text:style-name="P21">class Cat {</text:p>
            <text:p text:style-name="P21">private:</text:p>
            <text:p text:style-name="P21"><text:tab/>int age, speed, weight;</text:p>
            <text:p text:style-name="P21">public:</text:p>
            <text:p text:style-name="P37"><text:tab/>Cat(<text:span text:style-name="T18">int value</text:span>) {</text:p>
            <text:p text:style-name="P37"/>
            <text:p text:style-name="P37"><text:tab/>}</text:p>
            <text:p text:style-name="P21">}</text:p>
          </table:table-cell>
        </table:table-row>
        <table:table-row>
          <table:table-cell table:style-name="Table1.A2" office:value-type="string">
            <text:p text:style-name="P20">void <text:span text:style-name="T18">f</text:span>(int x) {</text:p>
            <text:p text:style-name="P20"><text:tab/><text:span text:style-name="T34">cout &lt;&lt; x;</text:span></text:p>
            <text:p text:style-name="P20">}</text:p>
            <text:p text:style-name="P20"/>
            <text:p text:style-name="P20">Cat tom;</text:p>
            <text:p text:style-name="P20"><text:span text:style-name="T18">f</text:span>(tom);</text:p>
            <text:p text:style-name="P20"/>
            <text:p text:style-name="P54">Human <text:s/>bob;</text:p>
            <text:p text:style-name="P54">f(bob);</text:p>
            <text:p text:style-name="P54"/>
          </table:table-cell>
          <table:table-cell table:style-name="Table1.A2" office:value-type="string">
            <text:p text:style-name="P47">operator int</text:p>
            <text:p text:style-name="P47"/>
            <text:p text:style-name="P47">(conversion)</text:p>
          </table:table-cell>
          <table:table-cell table:style-name="Table1.C2" office:value-type="string">
            <text:p text:style-name="P20">class Cat {</text:p>
            <text:p text:style-name="P20">private:</text:p>
            <text:p text:style-name="P20"><text:tab/>int age, speed, weight;</text:p>
            <text:p text:style-name="P20">public:</text:p>
            <text:p text:style-name="P36"><text:tab/>operator int() {</text:p>
            <text:p text:style-name="P36"><text:tab/><text:tab/>return speed;</text:p>
            <text:p text:style-name="P36"><text:tab/>}</text:p>
            <text:p text:style-name="P20">}</text:p>
            <text:p text:style-name="P22">class <text:span text:style-name="T28">Human</text:span> {</text:p>
            <text:p text:style-name="P22">private:</text:p>
            <text:p text:style-name="P22"><text:tab/><text:span text:style-name="T28">int age;</text:span></text:p>
            <text:p text:style-name="P22">public:</text:p>
            <text:p text:style-name="P38"><text:tab/>operator int() {</text:p>
            <text:p text:style-name="P38"><text:tab/><text:tab/>return <text:span text:style-name="T28">age</text:span>;</text:p>
            <text:p text:style-name="P38"><text:tab/>}</text:p>
            <text:p text:style-name="P22">}</text:p>
          </table:table-cell>
        </table:table-row>
        <table:table-row>
          <table:table-cell table:style-name="Table1.A2" office:value-type="string">
            <text:p text:style-name="P20">void <text:span text:style-name="T18">f</text:span>(string x) {</text:p>
            <text:p text:style-name="P21"><text:tab/><text:span text:style-name="T18">cout &lt;&lt; x;</text:span></text:p>
            <text:p text:style-name="P20">}</text:p>
            <text:p text:style-name="P20"/>
            <text:p text:style-name="P20">Cat tom;</text:p>
            <text:p text:style-name="P20"><text:span text:style-name="T18">f</text:span>(tom);</text:p>
          </table:table-cell>
          <table:table-cell table:style-name="Table1.A2" office:value-type="string">
            <text:p text:style-name="P87">operator <text:span text:style-name="T34">string</text:span></text:p>
            <text:p text:style-name="P87"/>
            <text:p text:style-name="P87">(conversion)</text:p>
          </table:table-cell>
          <table:table-cell table:style-name="Table1.C2" office:value-type="string">
            <text:p text:style-name="P20">class Cat {</text:p>
            <text:p text:style-name="P20">private:</text:p>
            <text:p text:style-name="P20"><text:tab/>string name;</text:p>
            <text:p text:style-name="P20"><text:tab/>int age, speed, weight;</text:p>
            <text:p text:style-name="P20">public:</text:p>
            <text:p text:style-name="P20"><text:tab/><text:span text:style-name="T7">operator string() {</text:span></text:p>
            <text:p text:style-name="P36"><text:tab/><text:tab/>return name;</text:p>
            <text:p text:style-name="P36"><text:tab/>}</text:p>
            <text:p text:style-name="P20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7mm" fo:margin-bottom="12.7mm" fo:margin-left="12.7mm" fo:margin-right="12.7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7T12:37:31.294293389</meta:creation-date>
    <dc:date>2021-08-29T11:06:18.424883573</dc:date>
    <meta:editing-duration>PT1H18M27S</meta:editing-duration>
    <meta:editing-cycles>15</meta:editing-cycles>
    <meta:generator>LibreOffice/6.0.7.3$Linux_X86_64 LibreOffice_project/00m0$Build-3</meta:generator>
    <meta:document-statistic meta:table-count="1" meta:image-count="0" meta:object-count="0" meta:page-count="7" meta:paragraph-count="451" meta:word-count="951" meta:character-count="4757" meta:non-whitespace-character-count="3991"/>
  </office:meta>
</office:document-meta>
</file>